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 puff-induced reversals (with in 1 sec of puff onset):</text:p>
      <text:p text:style-name="P1"/>
      <text:p text:style-name="P1">java -Xmx1500m -jar '/home/crankin/Desktop/Chore_1.3.0.r1035.jar' -p 0.027 -s 0.1 -t 20 -M 2 --shadowless -S -o nNss*b12 --plugin Reoutline::exp --plugin Respine --plugin MeasureReversal::puff::dt=1::collect=0.5 "path to experiment folder (drag folder into window)"</text:p>
      <text:p text:style-name="P1"/>
      <text:p text:style-name="P1">for all reversals (save for each object: object number, time of rev onset, Rdist, Rdur):</text:p>
      <text:p text:style-name="P1"/>
      <text:p text:style-name="P1">java -Xmx1500m -jar '/home/crankin/Desktop/Chore_1.3.0.r1035.jar' -p 0.027 -s 0.1 -t 20 -M 2 --shadowless -S -o nNss*b12 --plugin Reoutline::exp --plugin Respine --plugin MeasureReversal</text:p>
      <text:p text:style-name="P1"/>
      <text:p text:style-name="P1"/>
      <text:p text:style-name="P1">For Phahn</text:p>
      <text:p text:style-name="P1">java -jar '/home/crankin/Desktop/Chore_1.3.0.r1035.jar' -p 0.027 -s 1 -t 20 -M 2 --shadowless -S -N all --from 0 --to 300 -o ftnNpsSlLwWaAmMkbcd1234 --plugin Reoutline::exp --plugin Respine</text:p>
      <text:p text:style-name="P1"/>
      <text:p text:style-name="P1">For Speed &amp; New Raster Plotter</text:p>
      <text:p text:style-name="P1">java -jar '/home/crankin/Desktop/Chore_1.3.0.r1035.jar' -p 0.027 -s 0.1 -t 20 -M 2 --shadowless -S -N all -o nNss*b12 --plugin Reoutline::exp --plugin Respine </text:p>
      <text:p text:style-name="P1"/>
      <text:p text:style-name="P1">For Latency Plotter</text:p>
      <text:p text:style-name="P1">java -jar '/home/crankin/Desktop/Chore_1.3.0.r1035.jar' -p 0.027 -s 0.1 -t 20 -M 2 --shadowless -S -o nNss*b12 --plugin Reoutline::exp --plugin Respine --plugin MeasureReversal::postfix=txt</text:p>
      <text:p text:style-name="P1"/>
      <text:p text:style-name="P1"/>
      <text:p text:style-name="P1">For Old Raster Program</text:p>
      <text:p text:style-name="P1">who's of interest</text:p>
      <text:p text:style-name="P1">java -Xmx1500m -jar '/home/crankin/Desktop/Chore_1.3.0.r1035.jar' -p 0.027 -s 0.1 -t 20 -M 2 --shadowless -S --from 289 --to 310 -N all --who -o ss*b12 --plugin Reoutline::exp --plugin Respine *insert ext* &gt;who.txt</text:p>
      <text:p text:style-name="P1"/>
      <text:p text:style-name="P1">revs</text:p>
      <text:p text:style-name="P1">java -Xmx1500m -jar '/home/crankin/Desktop/Chore_1.3.0.r1035.jar' -p 0.027 -s 0.1 -t 20 -M 2 --shadowless -S -n</text:p>
      <text:p text:style-name="P1"><text:s/>-o nNss*b12 --plugin Reoutline::exp --plugin Respine --plugin MeasureReversal::postfix=txt</text:p>
      <text:p text:style-name="P1"/>
      <text:p text:style-name="P1">custom1 = stim3 in analysis</text:p>
      <text:p text:style-name="P1"/>
      <text:p text:style-name="P1">Note: don't need -Xmx1500m on Leviathan</text:p>
      <text:p text:style-name="P1"/>
      <text:p text:style-name="P1">Options: </text:p>
      <text:p text:style-name="P1"><text:s text:c="2"/>-? <text:s/>--help <text:s text:c="14"/>This message (use -? output for help on output type) </text:p>
      <text:p text:style-name="P1"><text:s text:c="6"/>--body-length-units <text:s/>Speeds are in units of body lengths (default is mm) </text:p>
      <text:p text:style-name="P1"><text:s text:c="6"/>--from <text:s text:c="14"/>Time from which to read data (in seconds, default 0) </text:p>
      <text:p text:style-name="P1"><text:s text:c="6"/>--graph <text:s text:c="13"/>Bring up GUI to graph population data </text:p>
      <text:p text:style-name="P1"><text:s text:c="6"/>--header <text:s text:c="12"/>Write tab-delimited description of each data column </text:p>
      <text:p text:style-name="P1"><text:s text:c="2"/>-I (--interactive) <text:s text:c="6"/>Bring up GUI (same as --graph) </text:p>
      <text:p text:style-name="P1"><text:s text:c="6"/>--in <text:s text:c="16"/>Only use data points inside specified shape </text:p>
      <text:p text:style-name="P1"><text:s text:c="6"/>--ignore-outside-triggers <text:s text:c="2"/>Ignore all data except near explicit triggers </text:p>
      <text:p text:style-name="P1"><text:s text:c="2"/>-m (--minimum-move-mm) <text:s text:c="2"/>How far an object must move (in mm) to count </text:p>
      <text:p text:style-name="P1"><text:s text:c="2"/>-M (--minimum-move-body) <text:s text:c="2"/>(same thing, except unit is object-lengths) </text:p>
      <text:p text:style-name="P1"><text:s text:c="6"/>--minimum-biased <text:s text:c="4"/>If object travels this far, it's mostly forwards </text:p>
      <text:p text:style-name="P1"><text:s text:c="6"/>--map <text:s text:c="15"/>Use GUI to display the data as a browsable map </text:p>
      <text:p text:style-name="P1"><text:s text:c="2"/>-n (--id) <text:s text:c="15"/>Only use listed object IDs (use commas: -n 1,5,22) </text:p>
      <text:p text:style-name="P1"><text:s text:c="2"/>-N (--each-id) <text:s text:c="10"/>Write one output file for each ID listed </text:p>
      <text:p text:style-name="P1"><text:s text:c="6"/>--no-output <text:s text:c="9"/>Don't write any output </text:p>
      <text:p text:style-name="P1"><text:soft-page-break/><text:s text:c="6"/>--no-repeat <text:s text:c="9"/>Remove any frames that appear to be repeated </text:p>
      <text:p text:style-name="P1"><text:s text:c="6"/>--out <text:s text:c="15"/>Data must be outside specified shape. </text:p>
      <text:p text:style-name="P1"><text:s text:c="2"/>-o (--output) <text:s text:c="11"/>Write specified output data (-? output for syntax) </text:p>
      <text:p text:style-name="P1"><text:s text:c="2"/>-O (--output-name) <text:s text:c="6"/>Add an identifier to output </text:p>
      <text:p text:style-name="P1"><text:s text:c="2"/>-p (--pixelsize) <text:s text:c="8"/>Size of one pixel, in mm </text:p>
      <text:p text:style-name="P1"><text:s text:c="6"/>--plugin <text:s text:c="12"/>Use plugin; --plugin help gives generic help </text:p>
      <text:p text:style-name="P1"><text:s text:c="6"/>--prefix <text:s text:c="12"/>Specify data file prefix explicitly </text:p>
      <text:p text:style-name="P1"><text:s text:c="2"/>-q (--quiet) <text:s text:c="12"/>Don't print progress information to console </text:p>
      <text:p text:style-name="P1"><text:s text:c="2"/>-s (--speed-window) <text:s text:c="5"/>Time window (in seconds) to average velocity </text:p>
      <text:p text:style-name="P1"><text:s text:c="2"/>-S (--segment) <text:s text:c="10"/>Shape analysis of path: lines, arcs, etc. </text:p>
      <text:p text:style-name="P1"><text:s text:c="6"/>--shadowless <text:s text:c="8"/>Only count objects after they move a body length </text:p>
      <text:p text:style-name="P1"><text:s text:c="6"/>--skip-zeros <text:s text:c="8"/>Omit timepoints with zero objects found </text:p>
      <text:p text:style-name="P1"><text:s text:c="6"/>--spine-from-outline (Re)compute spine more robustly given outline </text:p>
      <text:p text:style-name="P1"><text:s text:c="2"/>-t (--minimum-time) <text:s text:c="5"/>How long an object must last (in seconds) to count </text:p>
      <text:p text:style-name="P1"><text:s text:c="2"/>-T (--output-rate) <text:s text:c="6"/>Time between output data points (in seconds) </text:p>
      <text:p text:style-name="P1"><text:s text:c="6"/>--to <text:s text:c="16"/>Time after which to ignore data (in seconds) </text:p>
      <text:p text:style-name="P1"><text:s text:c="6"/>--target <text:s text:c="12"/>Place all output in specified directory (must exist) </text:p>
      <text:p text:style-name="P1"><text:s text:c="6"/>--trigger <text:s text:c="11"/>Report a stimulus-triggered average to .trig file </text:p>
      <text:p text:style-name="P1"><text:s text:c="6"/>--trig-only <text:s text:c="9"/>Only write triggered averages, not regular output </text:p>
      <text:p text:style-name="P1"><text:s text:c="6"/>--who <text:s text:c="15"/>Print out object ID numbers that pass criteria </text:p>
      <text:p text:style-name="P1">Format: </text:p>
      <text:p text:style-name="P1"><text:s text:c="2"/>directory must contain a MWT .summary file </text:p>
      <text:p text:style-name="P1"><text:s text:c="2"/>A .zip file containing the data can be specified instead of the directory. </text:p>
      <text:p text:style-name="P1"><text:s text:c="4"/>The corresponding directory will be created for output purposes. </text:p>
      <text:p text:style-name="P1"><text:s text:c="2"/>-m,M,p,s,t,--from,--to expect a floating-point value as an argument </text:p>
      <text:p text:style-name="P1"><text:s text:c="2"/>-O name turns output from prefix.dat to prefix.name.dat </text:p>
      <text:p text:style-name="P1"><text:s text:c="4"/>If only one -O is given, it will change the .pos file name also. </text:p>
      <text:p text:style-name="P1"><text:s text:c="4"/>If multiple -O's are given, only .dat files are changed, and there must be </text:p>
      <text:p text:style-name="P1"><text:s text:c="6"/>the same number of -o's and -O's (and will correspond in order) </text:p>
      <text:p text:style-name="P1"><text:s text:c="2"/>--trigger is followed by the duration of the averaging window (in seconds), </text:p>
      <text:p text:style-name="P1"><text:s text:c="4"/>a comma, and then comma-separated list containing either the time at which </text:p>
      <text:p text:style-name="P1"><text:s text:c="4"/>to trigger or the tap, puff, stim3, or stim4 keywords followed by a colon, </text:p>
      <text:p text:style-name="P1"><text:s text:c="4"/>the time before to take a measurement, a colon, and the time after to </text:p>
      <text:p text:style-name="P1"><text:s text:c="4"/>take a measurement. <text:s/>(Numbers may be left blank; colons are required.) </text:p>
      <text:p text:style-name="P1"><text:s text:c="4"/>Multiple trigger statements are okay (each adds more columns to the file). </text:p>
      <text:p text:style-name="P1"><text:s text:c="2"/>-n or --id can be entered multiple times, and/or can contain multiple id </text:p>
      <text:p text:style-name="P1"><text:s text:c="4"/>numbers; all IDs are accumulated. <text:s/>Numbers must be separated by commas </text:p>
      <text:p text:style-name="P1"><text:s text:c="4"/>with no spaces. <text:s/>IDs that do not exist or fail criteria are excluded. </text:p>
      <text:p text:style-name="P1"><text:s text:c="4"/>The -N or --each-id variant appends a five-digit object ID number to </text:p>
      <text:p text:style-name="P1"><text:s text:c="4"/>the prefix, and creates one set of files for each object. </text:p>
      <text:p text:style-name="P1"><text:s text:c="4"/>-N all means output separately every object meeting the criteria. </text:p>
      <text:p text:style-name="P1"><text:s text:c="4"/>-n and -N are not compatible. <text:s/>Use only one. </text:p>
      <text:p text:style-name="P1"><text:s text:c="2"/>--in and --out should be followed by either a center and radius (circle) </text:p>
      <text:p text:style-name="P1"><text:s text:c="4"/>as x,y,r, or two corners of a rectangle as x1,y1,x2,y2. </text:p>
      <text:p text:style-name="P1">Examples: </text:p>
      <text:p text:style-name="P1"><text:s text:c="2"/>--trigger 1.0,5,tap:0.25:0.5,750 will average from 5-6 s after </text:p>
      <text:p text:style-name="P1"><text:s text:c="4"/>the start of recording, from 1.25 to 0.25 s before each tap, from 0.5 s </text:p>
      <text:p text:style-name="P1"><text:s text:c="4"/>to 1.5 s after each tap, and once more from 750-751 s. </text:p>
      <text:p text:style-name="P1"><text:s text:c="2"/>--trigger 0.2,tap::0.2 will average from 0.2 to 0.4 seconds after each tap </text:p>
      <text:p text:style-name="P1"><text:s text:c="2"/>--trigger 0.5,tap:0: will average from 0.5s before to 0 s before each tap </text:p>
      <text:p text:style-name="P1"><text:s text:c="2"/>--in 1,1,100,50 --out 25,25,5 would only take data from an elongated </text:p>
      <text:p text:style-name="P1"><text:s text:c="4"/>rectangle with a hole missing from its left side. </text:p>
      <text:p text:style-name="P1">crankin@Leviathan:~$ java -Xmx1500m -jar '/home/crankin/Desktop/Chore_1.3.0.r1035.jar' --help -? output </text:p>
      <text:p text:style-name="P1">Choreography 1.3.0 build 1035 </text:p>
      <text:p text:style-name="P1">Usage: <text:s/>java Choreography [options] directory </text:p>
      <text:p text:style-name="P1"><text:soft-page-break/><text:s text:c="5"/>or java -jar Chore.jar [options] directory </text:p>
      <text:p text:style-name="P1">Format: </text:p>
      <text:p text:style-name="P1"><text:s text:c="2"/>-o requires an argument specifying columns (separate long form with commas) </text:p>
      <text:p text:style-name="P1"><text:s text:c="4"/>t time -- always the first column unless included again </text:p>
      <text:p text:style-name="P1"><text:s text:c="4"/><text:span text:style-name="T2">f frame -- the frame number</text:span> </text:p>
      <text:p text:style-name="P1"><text:s text:c="4"/>D id -- the object ID </text:p>
      <text:p text:style-name="P1"><text:s text:c="4"/><text:span text:style-name="T2">n number -- the number of objects tracked</text:span> </text:p>
      <text:p text:style-name="P2"><text:s text:c="3"/><text:span text:style-name="T1"><text:s/>N goodnumber -- the number of objects passing the criteria given </text:span></text:p>
      <text:p text:style-name="P1"><text:s text:c="4"/><text:span text:style-name="T2">p persistence -- length of time object is tracked</text:span> </text:p>
      <text:p text:style-name="P1"><text:s text:c="4"/><text:span text:style-name="T2">e area</text:span> </text:p>
      <text:p text:style-name="P1"><text:s text:c="4"/><text:span text:style-name="T2">s speed</text:span> </text:p>
      <text:p text:style-name="P1"><text:s text:c="4"/>S angular -- angular speed </text:p>
      <text:p text:style-name="P1"><text:s text:c="4"/><text:span text:style-name="T2">l length -- measured along major axis, not curve of object</text:span> </text:p>
      <text:p text:style-name="P1"><text:s text:c="4"/>L rellength -- instantaneous length/average length </text:p>
      <text:p text:style-name="P1"><text:s text:c="4"/><text:span text:style-name="T2">w width</text:span> </text:p>
      <text:p text:style-name="P1"><text:s text:c="4"/><text:span text:style-name="T2">W relwidth -- instantaneous width/average width</text:span> </text:p>
      <text:p text:style-name="P1"><text:s text:c="4"/><text:span text:style-name="T2">a aspect -- length/width</text:span> </text:p>
      <text:p text:style-name="P1"><text:s text:c="4"/>A relaspect -- instantaneous aspect/average aspect </text:p>
      <text:p text:style-name="P1"><text:s text:c="4"/><text:span text:style-name="T2">m midline -- length measured along the curve of object</text:span> </text:p>
      <text:p text:style-name="P1"><text:s text:c="4"/><text:span text:style-name="T2">M morphwidth -- mean width of body about midline </text:span></text:p>
      <text:p text:style-name="P1"><text:s text:c="4"/><text:span text:style-name="T2">k kink -- head/tail angle difference from body (in degrees)</text:span> </text:p>
      <text:p text:style-name="P1"><text:s text:c="4"/><text:span text:style-name="T2">b bias -- fractional excess of time spent moving one way</text:span> </text:p>
      <text:p text:style-name="P1"><text:s text:c="4"/><text:span text:style-name="T2">P pathlen -- distance traveled forwards (backwards=negative)</text:span> </text:p>
      <text:p text:style-name="P1"><text:s text:c="4"/><text:span text:style-name="T2">c curve -- average angle (in degrees) between body split into 5 segments</text:span> </text:p>
      <text:p text:style-name="P1"><text:s text:c="4"/><text:span text:style-name="T2">d dir -- consistency of direction of motion</text:span> </text:p>
      <text:p text:style-name="P1"><text:s text:c="4"/>x loc_x -- x coordinate of object (mm) </text:p>
      <text:p text:style-name="P1"><text:s text:c="4"/>y loc_y -- y coordinate of object (mm) </text:p>
      <text:p text:style-name="P1"><text:s text:c="4"/>u vel_x -- x velocity (mm/sec) </text:p>
      <text:p text:style-name="P1"><text:s text:c="4"/>v vel_y -- y velocity (mm/sec) </text:p>
      <text:p text:style-name="P1"><text:s text:c="4"/>o orient -- orientation of body (degrees, only guaranteed modulo pi) </text:p>
      <text:p text:style-name="P1"><text:s text:c="4"/>r crab -- speed perpendicular to body orientation </text:p>
      <text:p text:style-name="P1"><text:s text:c="4"/>C custom -- calls plugin </text:p>
      <text:p text:style-name="P1"><text:s text:c="4"/>1 tap -- whether a tap (stimulus 1) has occurred </text:p>
      <text:p text:style-name="P1"><text:s text:c="4"/>2 puff -- whether a puff (stimulus 2) has occurred </text:p>
      <text:p text:style-name="P1"><text:s text:c="4"/>3 stim3 -- whether the first custom stimulus has occurred </text:p>
      <text:p text:style-name="P1"><text:s text:c="4"/>4 stim4 -- whether the second custom stimulus has occurred. </text:p>
      <text:p text:style-name="P1"><text:s text:c="6"/>all -- same as ftnNpsSlLwWaAmkbcd1234 </text:p>
      <text:p text:style-name="P1"><text:s text:c="2"/>The output items can be followed by the statistic to report </text:p>
      <text:p text:style-name="P1"><text:s text:c="4"/>(default is to output the mean) </text:p>
      <text:p text:style-name="P1"><text:s text:c="4"/>^ :max -- maximum value </text:p>
      <text:p text:style-name="P1"><text:s text:c="4"/>_ :min -- minimum value </text:p>
      <text:p text:style-name="P1"><text:s text:c="4"/><text:span text:style-name="T2"># :number -- number of items considered in this statistic</text:span> </text:p>
      <text:p text:style-name="P1"><text:s text:c="4"/>- :median -- median value </text:p>
      <text:p text:style-name="P1"><text:s text:c="4"/><text:span text:style-name="T3">* :std -- standard deviation</text:span> </text:p>
      <text:p text:style-name="P4"><text:s text:c="6"/>:sem -- standard error </text:p>
      <text:p text:style-name="P1"><text:s text:c="6"/>:var -- variance </text:p>
      <text:p text:style-name="P1"><text:s text:c="4"/>? <text:span text:style-name="T2">:exists -- 1 if the value exists, 0 otherwise</text:span> </text:p>
      <text:p text:style-name="P1"><text:s text:c="6"/>:p25 -- 25th percentile </text:p>
      <text:p text:style-name="P1"><text:s text:c="6"/>:p75 -- 75th percentile </text:p>
      <text:p text:style-name="P1"><text:s text:c="6"/>:jitter -- estimate of measurement precision </text:p>
      <text:p text:style-name="P1"><text:s text:c="2"/>Long format items need at least one comma (add trailing comma if needed) </text:p>
      <text:p text:style-name="P1">Examples: </text:p>
      <text:p text:style-name="P1"><text:s text:c="2"/>-o a_ and -o aspect:min, are the same thing </text:p>
      <text:p text:style-name="P1"><text:s text:c="2"/>-o fnww* and -o frame,number,width,width:std also are the same </text:p>
      <text:p text:style-name="P1"><text:s text:c="2"/>-o xy will give positions (useful in conjunction with -N option) </text:p>
      <text:p text:style-name="P1"><text:s text:c="2"/>-o uv will give velocity vectors (also useful with -N) </text:p>
      <text:p text:style-name="P1"><text:soft-page-break/><text:s text:c="2"/>-o CCCCC will run through five different plugin-computed quantities, in order </text:p>
      <text:p text:style-name="P1"><text:s text:c="4"/>(advancing to the next plugin when the previous has computed all it can) </text:p>
      <text:p text:style-name="P1"><text:s text:c="2"/>-o CC*CC* will run through two but compute mean and SD of each. </text:p>
      <text:p text:style-name="P1"/>
      <text:p text:style-name="P1"/>
      <text:p text:style-name="P1"/>
      <text:p text:style-name="P1">Haas Lab's</text:p>
      <text:p text:style-name="P1">java -jar '/home/crankin/Desktop/Chore_1.3.0.r1035.jar' -p 0.027 -s 0.1 -N all -S -o ftnNpsSlwamMkbcd1234xyuvroD --plugin Reoutline::exp --plugin Respine <text:s/></text:p>
      <text:p text:style-name="P1"/>
      <text:p text:style-name="P1"/>
      <text:p text:style-name="P1"/>
      <text:p text:style-name="P1">BEETHOVEN</text:p>
      <text:p text:style-name="P1">For Speed &amp; Rasta</text:p>
      <text:p text:style-name="P1">java -jar '/home/crankin/Desktop/Beethoven_v2.jar' '/home/crankin/Desktop/Chore_1.3.0.r1035.jar' -p 0.027 -s 0.1 -t 20 -M 2 --shadowless -S -N all -o nNss*b12 --plugin Reoutline::exp --plugin Respine </text:p>
      <text:p text:style-name="P1"/>
      <text:p text:style-name="P1">For Latency</text:p>
      <text:p text:style-name="P1">java -jar '/home/crankin/Desktop/Beethoven_v2.jar' '/home/crankin/Desktop/Chore_1.3.0.r1035.jar' -p 0.027 -s 0.1 -t 20 -M 2 --shadowless -S -o nNss*b12 --plugin Reoutline::exp --plugin Respine --plugin MeasureReversal::postfix=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en" fo:country="US" style:font-name-asian="Arial" style:font-size-asian="10.5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08T15:08:39</dc:date>
    <dc:creator>Catharine Rankin</dc:creator>
    <meta:generator>OpenOffice.org/3.2$Unix OpenOffice.org_project/320m12$Build-9483</meta:generator>
    <meta:editing-duration>PT138H36M04S</meta:editing-duration>
    <meta:editing-cycles>14</meta:editing-cycles>
    <meta:document-statistic meta:table-count="0" meta:image-count="0" meta:object-count="0" meta:page-count="4" meta:paragraph-count="155" meta:word-count="1501" meta:character-count="9940"/>
  </office:meta>
</office:document-meta>
</file>